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1.0347in"/>
    </style:style>
    <style:style style:name="Table1.C" style:family="table-column">
      <style:table-column-properties style:column-width="1.1979in"/>
    </style:style>
    <style:style style:name="Table1.D" style:family="table-column">
      <style:table-column-properties style:column-width="3.0674in"/>
    </style:style>
    <style:style style:name="Table1.E" style:family="table-column">
      <style:table-column-properties style:column-width="1.11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— ahora tenemos todos los ingredientes principales del “motor narrativo” de cada capítulo, listos para convertirlos en una <text:span text:style-name="Strong_20_Emphasis">fórmula sistemática de creación de historias</text:span>.</text:p>
      <text:p text:style-name="Text_20_body">Lo que propones es muy sólido: cada episodio es una mini-fábula con moraleja filosófica, envuelta en una historia de aventura y tensión.<text:line-break/>A continuación te presento <text:span text:style-name="Strong_20_Emphasis">la fórmula de desarrollo de capítulo</text:span> (una plantilla narrativa dinámica) que puedes aplicar una y otra vez, variando solo el tema místico, el enemigo y el objeto maldito.</text:p>
      <text:p text:style-name="Horizontal_20_Line"/>
      <text:h text:style-name="Heading_20_2" text:outline-level="2">⚙️ FÓRMULA GENERAL PARA EL DESARROLLO DE CADA CAPÍTULO</text:h>
      <text:p text:style-name="Horizontal_20_Line"/>
      <text:h text:style-name="Heading_20_3" text:outline-level="3"><text:span text:style-name="Strong_20_Emphasis">I. Introducción — Llegada al nuevo mundo</text:span></text:h>
      <text:p text:style-name="Text_20_body"><text:span text:style-name="Strong_20_Emphasis">Propósito:</text:span> situar al lector, plantear los objetivos y sembrar el misterio.</text:p>
      <text:p text:style-name="Text_20_body"><text:span text:style-name="Strong_20_Emphasis">Elementos:</text:span></text:p>
      <text:list xml:id="list1820128023" text:style-name="L1">
        <text:list-item>
          <text:p text:style-name="P1">Elara llega a un nuevo lugar de Lluviara (aldea, bosque, templo, ruinas, ciudad antigua, etc.).</text:p>
        </text:list-item>
        <text:list-item>
          <text:p text:style-name="P1">Descripción del entorno físico y emocional: debe reflejar el <text:span text:style-name="Emphasis">estado interior</text:span> de Elara.</text:p>
        </text:list-item>
        <text:list-item>
          <text:p text:style-name="P1">Se establece su <text:span text:style-name="Strong_20_Emphasis">objetivo inmediato</text:span> (buscar un mapa, refugio, información, un sabio…).</text:p>
        </text:list-item>
        <text:list-item>
          <text:p text:style-name="P1">Se mencionan las <text:span text:style-name="Strong_20_Emphasis">creencias populares</text:span> del lugar sobre el tema místico del capítulo.</text:p>
        </text:list-item>
        <text:list-item>
          <text:p text:style-name="P1">Aparece un objeto o personaje misterioso que introduce una pequeña inquietud (el <text:span text:style-name="Emphasis">gancho narrativo</text:span>).</text:p>
        </text:list-item>
      </text:list>
      <text:p text:style-name="Quotations">Ejemplo: En una aldea donde todos creen que el alma se libera con la lluvia, una anciana guarda una vasija que “atrapa las almas de los muertos”.</text:p>
      <text:p text:style-name="Horizontal_20_Line"/>
      <text:h text:style-name="Heading_20_3" text:outline-level="3"><text:span text:style-name="Strong_20_Emphasis">II. El Conflicto Inicial — Encuentro con lo extraño</text:span></text:h>
      <text:p text:style-name="Text_20_body"><text:span text:style-name="Strong_20_Emphasis">Propósito:</text:span> conectar el conflicto externo (aventura) con el interno (creencia errónea).</text:p>
      <text:p text:style-name="Text_20_body"><text:span text:style-name="Strong_20_Emphasis">Elementos:</text:span></text:p>
      <text:list xml:id="list2380952517" text:style-name="L2">
        <text:list-item>
          <text:p text:style-name="P2">Elara se involucra en un problema local o personal.</text:p>
        </text:list-item>
        <text:list-item>
          <text:p text:style-name="P2">Conoce a nuevos personajes (amigos, víctimas, oponentes).</text:p>
        </text:list-item>
        <text:list-item>
          <text:p text:style-name="P2">El <text:span text:style-name="Strong_20_Emphasis">objeto mágico maldito</text:span> aparece o se menciona:</text:p>
          <text:list>
            <text:list-item>
              <text:p text:style-name="P2">promete poder, conocimiento o salvación,</text:p>
            </text:list-item>
            <text:list-item>
              <text:p text:style-name="P2">pero actúa como instrumento del mal.</text:p>
            </text:list-item>
          </text:list>
        </text:list-item>
        <text:list-item>
          <text:p text:style-name="P2"><text:soft-page-break/>El <text:span text:style-name="Strong_20_Emphasis">antagonista</text:span> (un enviado o agente de Morgerathus) manipula la situación desde las sombras.</text:p>
        </text:list-item>
      </text:list>
      <text:p text:style-name="Quotations">Ejemplo: un sacerdote utiliza la vasija para “purificar” almas, pero en realidad roba su energía vital.</text:p>
      <text:p text:style-name="Horizontal_20_Line"/>
      <text:h text:style-name="Heading_20_3" text:outline-level="3"><text:span text:style-name="Strong_20_Emphasis">III. La Búsqueda — El avance del conocimiento</text:span></text:h>
      <text:p text:style-name="Text_20_body"><text:span text:style-name="Strong_20_Emphasis">Propósito:</text:span> convertir la acción física en descubrimiento intelectual o espiritual.</text:p>
      <text:p text:style-name="Text_20_body"><text:span text:style-name="Strong_20_Emphasis">Elementos:</text:span></text:p>
      <text:list xml:id="list1183819265" text:style-name="L3">
        <text:list-item>
          <text:p text:style-name="P3">Elara investiga la verdad detrás del fenómeno o del objeto.</text:p>
        </text:list-item>
        <text:list-item>
          <text:p text:style-name="P3">Explora ruinas, lee inscripciones, conversa con un sabio o un loco.</text:p>
        </text:list-item>
        <text:list-item>
          <text:p text:style-name="P3">Encuentra fragmentos de conocimiento antiguo que contradicen las creencias populares.</text:p>
        </text:list-item>
        <text:list-item>
          <text:p text:style-name="P3">Elara empieza a sospechar que el objeto maldito no es un don, sino una trampa.</text:p>
        </text:list-item>
      </text:list>
      <text:p text:style-name="Quotations">Ejemplo: un texto antiguo revela que las almas no se liberan con la lluvia, sino que son energía viva que debe retornar al ciclo natural.</text:p>
      <text:p text:style-name="Horizontal_20_Line"/>
      <text:h text:style-name="Heading_20_3" text:outline-level="3"><text:span text:style-name="Strong_20_Emphasis">IV. La Revelación — Descubrimiento de la verdad oculta</text:span></text:h>
      <text:p text:style-name="Text_20_body"><text:span text:style-name="Strong_20_Emphasis">Propósito:</text:span> clímax filosófico. Elara ve lo que los demás no ven.</text:p>
      <text:p text:style-name="Text_20_body"><text:span text:style-name="Strong_20_Emphasis">Elementos:</text:span></text:p>
      <text:list xml:id="list803216843" text:style-name="L4">
        <text:list-item>
          <text:p text:style-name="P4">Encuentra o comprende la <text:span text:style-name="Strong_20_Emphasis">verdad antigua</text:span> que conecta con nuestra teoría de la vida.</text:p>
        </text:list-item>
        <text:list-item>
          <text:p text:style-name="P4">Se produce una revelación mística o científica: algo que explica racionalmente el misterio.</text:p>
        </text:list-item>
        <text:list-item>
          <text:p text:style-name="P4">El conocimiento ilumina la naturaleza del objeto maldito (su origen, propósito o trampa).</text:p>
        </text:list-item>
      </text:list>
      <text:p text:style-name="Quotations">Ejemplo: la vasija no libera almas, las congela; fue creada por Morgerathus para impedir que la energía de la vida circule.</text:p>
      <text:p text:style-name="Horizontal_20_Line"/>
      <text:h text:style-name="Heading_20_3" text:outline-level="3"><text:span text:style-name="Strong_20_Emphasis">V. La Confrontación — El conflicto real</text:span></text:h>
      <text:p text:style-name="Text_20_body"><text:span text:style-name="Strong_20_Emphasis">Propósito:</text:span> clímax narrativo. La sabiduría se pone a prueba.</text:p>
      <text:p text:style-name="Text_20_body"><text:span text:style-name="Strong_20_Emphasis">Elementos:</text:span></text:p>
      <text:list xml:id="list4118237167" text:style-name="L5">
        <text:list-item>
          <text:p text:style-name="P5">El antagonista revela su verdadero rostro.</text:p>
        </text:list-item>
        <text:list-item>
          <text:p text:style-name="P5">Elara, usando el nuevo conocimiento, enfrenta el peligro.</text:p>
        </text:list-item>
        <text:list-item>
          <text:p text:style-name="P5">El objeto maldito causa destrucción o se vuelve contra su portador.</text:p>
        </text:list-item>
        <text:list-item>
          <text:p text:style-name="P5">Elara logra neutralizarlo, no con fuerza, sino con comprensión.</text:p>
        </text:list-item>
      </text:list>
      <text:p text:style-name="Quotations"><text:soft-page-break/>Ejemplo: Elara rompe la vasija en un acto de fe racional, liberando las almas retenidas y destruyendo al sacerdote poseído.</text:p>
      <text:p text:style-name="Horizontal_20_Line"/>
      <text:h text:style-name="Heading_20_3" text:outline-level="3"><text:span text:style-name="Strong_20_Emphasis">VI. La Resolución — El nuevo equilibrio</text:span></text:h>
      <text:p text:style-name="Text_20_body"><text:span text:style-name="Strong_20_Emphasis">Propósito:</text:span> restaurar el orden y mostrar la evolución de Elara.</text:p>
      <text:p text:style-name="Text_20_body"><text:span text:style-name="Strong_20_Emphasis">Elementos:</text:span></text:p>
      <text:list xml:id="list1376387567" text:style-name="L6">
        <text:list-item>
          <text:p text:style-name="P6">Los personajes locales encuentran paz o redención.</text:p>
        </text:list-item>
        <text:list-item>
          <text:p text:style-name="P6">El objeto maldito es destruido o purificado.</text:p>
        </text:list-item>
        <text:list-item>
          <text:p text:style-name="P6">Elara reflexiona brevemente sobre lo aprendido.</text:p>
        </text:list-item>
        <text:list-item>
          <text:p text:style-name="P6">Se cierra el arco místico: las viejas creencias se reemplazan por la nueva comprensión.</text:p>
        </text:list-item>
      </text:list>
      <text:p text:style-name="Quotations">Ejemplo: los aldeanos entienden que la lluvia no purifica almas, sino que simboliza el ciclo de la vida.</text:p>
      <text:p text:style-name="Horizontal_20_Line"/>
      <text:h text:style-name="Heading_20_3" text:outline-level="3"><text:span text:style-name="Strong_20_Emphasis">VII. Epílogo — La partida</text:span></text:h>
      <text:p text:style-name="Text_20_body"><text:span text:style-name="Strong_20_Emphasis">Propósito:</text:span> transición y resonancia emocional.</text:p>
      <text:p text:style-name="Text_20_body"><text:span text:style-name="Strong_20_Emphasis">Elementos:</text:span></text:p>
      <text:list xml:id="list3611145183" text:style-name="L7">
        <text:list-item>
          <text:p text:style-name="P7">Elara continúa su viaje, dejando el lugar atrás.</text:p>
        </text:list-item>
        <text:list-item>
          <text:p text:style-name="P7">El entorno refleja su cambio interior (clima, luz, paisaje).</text:p>
        </text:list-item>
        <text:list-item>
          <text:p text:style-name="P7">Una frase final deja una sensación de misterio o ironía (“la dimensión desconocida”).</text:p>
        </text:list-item>
      </text:list>
      <text:p text:style-name="Quotations">Ejemplo: “Mientras se alejaba bajo la tormenta, Elara pensó que quizás cada gota de lluvia era un alma buscando volver a casa.”</text:p>
      <text:p text:style-name="Horizontal_20_Line"/>
      <text:h text:style-name="Heading_20_2" text:outline-level="2">⚖️ ESTRUCTURA FORMAL RESUMIDA (LA “FÓRMULA”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2914751119232">
            <table:table-cell table:style-name="Table1.A1" office:value-type="string">
              <text:p text:style-name="Table_20_Heading">Etapa</text:p>
            </table:table-cell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Función</text:p>
            </table:table-cell>
            <table:table-cell table:style-name="Table1.A1" office:value-type="string">
              <text:p text:style-name="Table_20_Heading">Elementos clave</text:p>
            </table:table-cell>
            <table:table-cell table:style-name="Table1.A1" office:value-type="string">
              <text:p text:style-name="Table_20_Heading">Tipo de clímax</text:p>
            </table:table-cell>
          </table:table-row>
        </table:table-header-rows>
        <table:table-row table:style-name="TableLine2914751119232"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Llegada</text:p>
          </table:table-cell>
          <table:table-cell table:style-name="Table1.A1" office:value-type="string">
            <text:p text:style-name="Table_20_Contents">Exposición</text:p>
          </table:table-cell>
          <table:table-cell table:style-name="Table1.A1" office:value-type="string">
            <text:p text:style-name="Table_20_Contents">Nuevo lugar, objetivo, creencias populares</text:p>
          </table:table-cell>
          <table:table-cell table:style-name="Table1.A1" office:value-type="string">
            <text:p text:style-name="Table_20_Contents">—</text:p>
          </table:table-cell>
        </table:table-row>
        <table:table-row table:style-name="TableLine2914751119232">
          <table:table-cell table:style-name="Table1.A1" office:value-type="string">
            <text:p text:style-name="Table_20_Contents">II</text:p>
          </table:table-cell>
          <table:table-cell table:style-name="Table1.A1" office:value-type="string">
            <text:p text:style-name="Table_20_Contents">Encuentro</text:p>
          </table:table-cell>
          <table:table-cell table:style-name="Table1.A1" office:value-type="string">
            <text:p text:style-name="Table_20_Contents">Desencadenante</text:p>
          </table:table-cell>
          <table:table-cell table:style-name="Table1.A1" office:value-type="string">
            <text:p text:style-name="Table_20_Contents">Objeto maldito, primer conflicto, enemigo oculto</text:p>
          </table:table-cell>
          <table:table-cell table:style-name="Table1.A1" office:value-type="string">
            <text:p text:style-name="Table_20_Contents">—</text:p>
          </table:table-cell>
        </table:table-row>
        <table:table-row table:style-name="TableLine2914751119232">
          <table:table-cell table:style-name="Table1.A1" office:value-type="string">
            <text:p text:style-name="Table_20_Contents">III</text:p>
          </table:table-cell>
          <table:table-cell table:style-name="Table1.A1" office:value-type="string">
            <text:p text:style-name="Table_20_Contents">Búsqueda</text:p>
          </table:table-cell>
          <table:table-cell table:style-name="Table1.A1" office:value-type="string">
            <text:p text:style-name="Table_20_Contents">Desarrollo</text:p>
          </table:table-cell>
          <table:table-cell table:style-name="Table1.A1" office:value-type="string">
            <text:p text:style-name="Table_20_Contents">Investigación, símbolos antiguos, pistas</text:p>
          </table:table-cell>
          <table:table-cell table:style-name="Table1.A1" office:value-type="string">
            <text:p text:style-name="Table_20_Contents">Filosófico</text:p>
          </table:table-cell>
        </table:table-row>
        <table:table-row table:style-name="TableLine2914751119232">
          <table:table-cell table:style-name="Table1.A1" office:value-type="string">
            <text:p text:style-name="Table_20_Contents">IV</text:p>
          </table:table-cell>
          <table:table-cell table:style-name="Table1.A1" office:value-type="string">
            <text:p text:style-name="Table_20_Contents">Revelación</text:p>
          </table:table-cell>
          <table:table-cell table:style-name="Table1.A1" office:value-type="string">
            <text:p text:style-name="Table_20_Contents">Clímax místico</text:p>
          </table:table-cell>
          <table:table-cell table:style-name="Table1.A1" office:value-type="string">
            <text:p text:style-name="Table_20_Contents">Descubrimiento de la verdad oculta</text:p>
          </table:table-cell>
          <table:table-cell table:style-name="Table1.A1" office:value-type="string">
            <text:p text:style-name="Table_20_Contents">Espiritual</text:p>
          </table:table-cell>
        </table:table-row>
        <table:table-row table:style-name="TableLine2914751119232">
          <table:table-cell table:style-name="Table1.A1" office:value-type="string">
            <text:p text:style-name="Table_20_Contents">V</text:p>
          </table:table-cell>
          <table:table-cell table:style-name="Table1.A1" office:value-type="string">
            <text:p text:style-name="Table_20_Contents">Confrontación</text:p>
          </table:table-cell>
          <table:table-cell table:style-name="Table1.A1" office:value-type="string">
            <text:p text:style-name="Table_20_Contents">Clímax narrativo</text:p>
          </table:table-cell>
          <table:table-cell table:style-name="Table1.A1" office:value-type="string">
            <text:p text:style-name="Table_20_Contents">Enfrentamiento con el mal</text:p>
          </table:table-cell>
          <table:table-cell table:style-name="Table1.A1" office:value-type="string">
            <text:p text:style-name="Table_20_Contents">Acción</text:p>
          </table:table-cell>
        </table:table-row>
        <table:table-row table:style-name="TableLine2914751119232">
          <table:table-cell table:style-name="Table1.A1" office:value-type="string">
            <text:p text:style-name="Table_20_Contents">VI</text:p>
          </table:table-cell>
          <table:table-cell table:style-name="Table1.A1" office:value-type="string">
            <text:p text:style-name="Table_20_Contents">Resolución</text:p>
          </table:table-cell>
          <table:table-cell table:style-name="Table1.A1" office:value-type="string">
            <text:p text:style-name="Table_20_Contents">Desenlace</text:p>
          </table:table-cell>
          <table:table-cell table:style-name="Table1.A1" office:value-type="string">
            <text:p text:style-name="Table_20_Contents">Restauración, lección aprendida</text:p>
          </table:table-cell>
          <table:table-cell table:style-name="Table1.A1" office:value-type="string">
            <text:p text:style-name="Table_20_Contents">Emocional</text:p>
          </table:table-cell>
        </table:table-row>
        <text:soft-page-break/>
        <table:table-row table:style-name="TableLine2914751119232">
          <table:table-cell table:style-name="Table1.A1" office:value-type="string">
            <text:p text:style-name="Table_20_Contents">VII</text:p>
          </table:table-cell>
          <table:table-cell table:style-name="Table1.A1" office:value-type="string">
            <text:p text:style-name="Table_20_Contents">Partida</text:p>
          </table:table-cell>
          <table:table-cell table:style-name="Table1.A1" office:value-type="string">
            <text:p text:style-name="Table_20_Contents">Transición</text:p>
          </table:table-cell>
          <table:table-cell table:style-name="Table1.A1" office:value-type="string">
            <text:p text:style-name="Table_20_Contents">Viaje continúa, resonancia final</text:p>
          </table:table-cell>
          <table:table-cell table:style-name="Table1.A1" office:value-type="string">
            <text:p text:style-name="Table_20_Contents">Poético</text:p>
          </table:table-cell>
        </table:table-row>
      </table:table>
      <text:p text:style-name="Horizontal_20_Line"/>
      <text:h text:style-name="Heading_20_2" text:outline-level="2">🜂 NOTAS SOBRE EL OBJETO MALDITO</text:h>
      <text:list xml:id="list3657217245" text:style-name="L8">
        <text:list-item>
          <text:p text:style-name="P8">Debe ser <text:span text:style-name="Strong_20_Emphasis">metafóricamente coherente</text:span> con el tema místico del capítulo.</text:p>
          <text:list>
            <text:list-item>
              <text:p text:style-name="P8">Si el tema es “la verdad”, el objeto puede ser un espejo.</text:p>
            </text:list-item>
            <text:list-item>
              <text:p text:style-name="P8">Si el tema es “el destino”, puede ser una brújula.</text:p>
            </text:list-item>
            <text:list-item>
              <text:p text:style-name="P8">Si el tema es “la fe”, puede ser una vela que nunca se apaga.</text:p>
            </text:list-item>
          </text:list>
        </text:list-item>
        <text:list-item>
          <text:p text:style-name="P8">Debe tener un <text:span text:style-name="Strong_20_Emphasis">beneficio tentador</text:span> y una <text:span text:style-name="Strong_20_Emphasis">consecuencia destructiva</text:span>.</text:p>
        </text:list-item>
        <text:list-item>
          <text:p text:style-name="P8">Siempre proviene, directa o indirectamente, del influjo de Morgerathus.</text:p>
        </text:list-item>
        <text:list-item>
          <text:p text:style-name="P8">Elara lo <text:span text:style-name="Strong_20_Emphasis">desactiva mediante comprensión</text:span>, no poder.</text:p>
        </text:list-item>
      </text:list>
      <text:p text:style-name="Horizontal_20_Line"/>
      <text:p text:style-name="Text_20_body">¿Quieres que te construya a partir de esta fórmula una <text:span text:style-name="Strong_20_Emphasis">plantilla técnica reutilizable</text:span>, tipo “guion de capítulo” con espacios para rellenar (tema, objeto, enemigo, revelación, etc.)?<text:line-break/>Podría hacerla en formato texto o en formato tabla, como un documento de diseño narrativo para tu libr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4T18:41:27.355000000</meta:creation-date>
    <dc:date>2025-10-24T19:16:56.208000000</dc:date>
    <meta:editing-duration>PT24M58S</meta:editing-duration>
    <meta:editing-cycles>1</meta:editing-cycles>
    <meta:document-statistic meta:table-count="1" meta:image-count="0" meta:object-count="0" meta:page-count="4" meta:paragraph-count="110" meta:word-count="885" meta:character-count="5551" meta:non-whitespace-character-count="4802"/>
    <meta:generator>LibreOffice/7.3.5.2$Windows_X86_64 LibreOffice_project/184fe81b8c8c30d8b5082578aee2fed2ea847c01</meta:generator>
  </office:meta>
</office:document-meta>
</file>